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<text:text-input text:description="">company.header or removeParentNode('p')</text:text-input></text:p>
        <text:p text:style-name="Header"><text:text-input text:description="">company.party.name</text:text-input></text:p>
        <text:p text:style-name="Header"><text:text-input text:description="">company.party.addresses and company.party.addresses[0].street or removeParentNode('p')</text:text-input></text:p>
        <text:p text:style-name="Header"><text:text-input text:description="">company.party.addresses and company.party.addresses[0].streetbis or removeParentNode('p')</text:text-input></text:p>
        <text:p text:style-name="Header"><text:text-input text:description="">(company.party.addresses and ((company.party.addresses[0].zip or '') + (company.party.addresses[0].city and (' ' + company.party.addresses[0].city) or ''))) or removeParentNode('p')</text:text-input></text:p>
        <text:p text:style-name="Header"><text:text-input text:description="">(company.party.addresses and company.party.addresses[0].country and company.party.addresses[0].country.name) or removeParentNode('p')</text:text-input></text:p>
        <text:p text:style-name="Header">Phone: <text:text-input text:description="">company.party.addresses and company.party.addresses[0].phone or removeParentNode('p')</text:text-input></text:p>
        <text:p text:style-name="Header">Email: <text:text-input text:description="">company.party.addresses and company.party.addresses[0].email or removeParentNode('p')</text:text-input></text:p>
      </style:header>
      <style:footer>
        <text:p text:style-name="P2"><text:text-input text:description="">company.footer or removeParentNode('p')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6:21:34</meta:creation-date>
    <dc:creator>Cédric Krier</dc:creator>
    <dc:date>2008-05-23T10:56:43</dc:date>
    <meta:editing-cycles>17</meta:editing-cycles>
    <meta:editing-duration>PT33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" meta:character-count="23"/>
  </office:meta>
</office:document-meta>
</file>